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539" officeooo:paragraph-rsid="00063e62" fo:background-color="transparen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2c548" officeooo:paragraph-rsid="0002c548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Liberation Serif" officeooo:rsid="0002c548" officeooo:paragraph-rsid="0002c548"/>
    </style:style>
    <style:style style:name="P4" style:family="paragraph" style:parent-style-name="Standard">
      <style:text-properties style:font-name="Liberation Serif" fo:font-size="11pt" officeooo:paragraph-rsid="0002c548" style:font-size-asian="11pt" style:font-size-complex="11pt"/>
    </style:style>
    <style:style style:name="P5" style:family="paragraph" style:parent-style-name="Standard">
      <style:text-properties style:font-name="Liberation Serif" fo:font-size="11pt" officeooo:rsid="0002c548" officeooo:paragraph-rsid="0002c548" style:font-size-asian="11pt" style:font-size-complex="11pt"/>
    </style:style>
    <style:style style:name="P6" style:family="paragraph" style:parent-style-name="Standard">
      <style:text-properties style:font-name="Liberation Serif" fo:font-size="11pt" officeooo:rsid="0006fb95" officeooo:paragraph-rsid="00086892" style:font-size-asian="11pt" style:font-size-complex="11pt"/>
    </style:style>
    <style:style style:name="P7" style:family="paragraph" style:parent-style-name="Standard">
      <style:text-properties style:font-name="Liberation Serif" fo:font-size="11pt" officeooo:paragraph-rsid="00063e62" style:font-size-asian="11pt" style:font-size-complex="11pt"/>
    </style:style>
    <style:style style:name="P8" style:family="paragraph" style:parent-style-name="Standard">
      <style:text-properties style:font-name="Liberation Serif" fo:font-size="11pt" officeooo:paragraph-rsid="00162b14" style:font-size-asian="11pt" style:font-size-complex="11pt"/>
    </style:style>
    <style:style style:name="P9" style:family="paragraph" style:parent-style-name="Standard">
      <style:text-properties style:font-name="Liberation Serif" fo:font-size="11pt" officeooo:rsid="0002c548" officeooo:paragraph-rsid="0002c548" fo:background-color="#ffff00" style:font-size-asian="11pt" style:font-size-complex="11pt"/>
    </style:style>
    <style:style style:name="P10" style:family="paragraph" style:parent-style-name="Standard">
      <style:text-properties style:font-name="Liberation Serif" fo:font-size="11pt" officeooo:rsid="0002c548" officeooo:paragraph-rsid="0002c548" fo:background-color="transparent" style:font-size-asian="11pt" style:font-size-complex="11pt"/>
    </style:style>
    <style:style style:name="P11" style:family="paragraph" style:parent-style-name="Standard">
      <style:text-properties style:font-name="Liberation Serif" fo:font-size="11pt" officeooo:rsid="0002c548" officeooo:paragraph-rsid="000d6652" fo:background-color="transparent" style:font-size-asian="11pt" style:font-size-complex="11pt"/>
    </style:style>
    <style:style style:name="P12" style:family="paragraph" style:parent-style-name="Standard">
      <style:text-properties style:font-name="Liberation Serif" fo:font-size="11pt" officeooo:rsid="0002c548" officeooo:paragraph-rsid="00144e68" fo:background-color="transparent" style:font-size-asian="11pt" style:font-size-complex="11pt"/>
    </style:style>
    <style:style style:name="P13" style:family="paragraph" style:parent-style-name="Standard">
      <style:text-properties style:font-name="Liberation Serif" fo:font-size="11pt" officeooo:rsid="0002c548" officeooo:paragraph-rsid="00162b14" fo:background-color="transparent" style:font-size-asian="11pt" style:font-size-complex="11pt"/>
    </style:style>
    <style:style style:name="P14" style:family="paragraph" style:parent-style-name="Standard">
      <style:text-properties style:font-name="Liberation Serif" fo:font-size="11pt" officeooo:rsid="00086892" officeooo:paragraph-rsid="000d6652" fo:background-color="transparent" style:font-size-asian="11pt" style:font-size-complex="11pt"/>
    </style:style>
    <style:style style:name="P15" style:family="paragraph" style:parent-style-name="Standard">
      <style:text-properties style:font-name="Liberation Serif" fo:font-size="11pt" officeooo:rsid="00086892" officeooo:paragraph-rsid="00086892" fo:background-color="transparent" style:font-size-asian="11pt" style:font-size-complex="11pt"/>
    </style:style>
    <style:style style:name="P16" style:family="paragraph" style:parent-style-name="Standard">
      <style:text-properties style:font-name="Liberation Serif" fo:font-size="11pt" officeooo:rsid="00063e62" officeooo:paragraph-rsid="0002c548" fo:background-color="transparent" style:font-size-asian="11pt" style:font-size-complex="11pt"/>
    </style:style>
    <style:style style:name="P17" style:family="paragraph" style:parent-style-name="Standard">
      <style:text-properties style:font-name="Liberation Serif" fo:font-size="11pt" officeooo:rsid="00063e62" officeooo:paragraph-rsid="00063e62" fo:background-color="transparent" style:font-size-asian="11pt" style:font-size-complex="11pt"/>
    </style:style>
    <style:style style:name="P18" style:family="paragraph" style:parent-style-name="Standard">
      <style:text-properties style:font-name="Liberation Serif" fo:font-size="11pt" officeooo:rsid="0006fb95" officeooo:paragraph-rsid="00086892" fo:background-color="transparent" style:font-size-asian="11pt" style:font-size-complex="11pt"/>
    </style:style>
    <style:style style:name="P19" style:family="paragraph" style:parent-style-name="Standard">
      <style:text-properties style:font-name="Liberation Serif" fo:font-size="11pt" officeooo:rsid="0006fb95" officeooo:paragraph-rsid="0006fb95" fo:background-color="transparent" style:font-size-asian="11pt" style:font-size-complex="11pt"/>
    </style:style>
    <style:style style:name="P20" style:family="paragraph" style:parent-style-name="Standard">
      <style:text-properties style:font-name="Liberation Serif" fo:font-size="11pt" officeooo:rsid="000a1539" officeooo:paragraph-rsid="00063e62" fo:background-color="transparent" style:font-size-asian="11pt" style:font-size-complex="11pt"/>
    </style:style>
    <style:style style:name="P21" style:family="paragraph" style:parent-style-name="Standard">
      <style:text-properties style:font-name="Liberation Serif" fo:font-size="11pt" officeooo:rsid="000f5ec9" officeooo:paragraph-rsid="000f5ec9" fo:background-color="transparent" style:font-size-asian="11pt" style:font-size-complex="11pt"/>
    </style:style>
    <style:style style:name="P22" style:family="paragraph" style:parent-style-name="Standard">
      <style:text-properties style:font-name="Liberation Serif" fo:font-size="11pt" fo:font-weight="bold" officeooo:rsid="0002c548" officeooo:paragraph-rsid="00144e68" fo:background-color="transparent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Liberation Serif" fo:font-size="11pt" fo:font-style="italic" officeooo:rsid="0006fb95" officeooo:paragraph-rsid="00086892" style:font-size-asian="11pt" style:font-style-asian="italic" style:font-size-complex="11pt" style:font-style-complex="italic"/>
    </style:style>
    <style:style style:name="P24" style:family="paragraph" style:parent-style-name="Standard">
      <style:text-properties style:font-name="Liberation Serif" fo:font-size="11pt" fo:font-style="italic" officeooo:rsid="00086892" officeooo:paragraph-rsid="00144e68" fo:background-color="transparent" style:font-size-asian="11pt" style:font-style-asian="italic" style:font-size-complex="11pt" style:font-style-complex="italic"/>
    </style:style>
    <style:style style:name="P25" style:family="paragraph" style:parent-style-name="Standard">
      <style:text-properties style:font-name="Liberation Serif" fo:font-size="11pt" fo:font-style="italic" officeooo:rsid="0006fb95" officeooo:paragraph-rsid="00144e68" fo:background-color="transparent" style:font-size-asian="11pt" style:font-style-asian="italic" style:font-size-complex="11pt" style:font-style-complex="italic"/>
    </style:style>
    <style:style style:name="P26" style:family="paragraph" style:parent-style-name="Standard">
      <style:text-properties style:font-name="Liberation Serif" fo:font-size="11pt" fo:font-style="italic" officeooo:rsid="00063e62" officeooo:paragraph-rsid="00144e68" fo:background-color="transparent" style:font-size-asian="11pt" style:font-style-asian="italic" style:font-size-complex="11pt" style:font-style-complex="italic"/>
    </style:style>
    <style:style style:name="P27" style:family="paragraph" style:parent-style-name="Standard">
      <style:text-properties style:font-name="Liberation Serif" fo:font-size="11pt" fo:font-style="italic" officeooo:rsid="000a1539" officeooo:paragraph-rsid="00144e68" fo:background-color="transparent" style:font-size-asian="11pt" style:font-style-asian="italic" style:font-size-complex="11pt" style:font-style-complex="italic"/>
    </style:style>
    <style:style style:name="P28" style:family="paragraph" style:parent-style-name="Standard">
      <style:text-properties style:font-name="Liberation Serif" fo:font-size="11pt" fo:font-style="italic" officeooo:rsid="000f5ec9" officeooo:paragraph-rsid="000f5ec9" fo:background-color="transparent" style:font-size-asian="11pt" style:font-style-asian="italic" style:font-size-complex="11pt" style:font-style-complex="italic"/>
    </style:style>
    <style:style style:name="P29" style:family="paragraph" style:parent-style-name="Standard">
      <style:text-properties style:font-name="Liberation Serif" fo:font-size="11pt" fo:font-style="italic" officeooo:rsid="0002c548" officeooo:paragraph-rsid="0002c548" fo:background-color="#ffff00" style:font-size-asian="11pt" style:font-style-asian="italic" style:font-size-complex="11pt" style:font-style-complex="italic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2c548" fo:background-color="transparent" loext:char-shading-value="0"/>
    </style:style>
    <style:style style:name="T3" style:family="text">
      <style:text-properties officeooo:rsid="00063e62" fo:background-color="transparent" loext:char-shading-value="0"/>
    </style:style>
    <style:style style:name="T4" style:family="text">
      <style:text-properties officeooo:rsid="00086892" fo:background-color="transparent" loext:char-shading-value="0"/>
    </style:style>
    <style:style style:name="T5" style:family="text">
      <style:text-properties officeooo:rsid="000a1539" fo:background-color="transparent" loext:char-shading-value="0"/>
    </style:style>
    <style:style style:name="T6" style:family="text">
      <style:text-properties officeooo:rsid="000bd425" fo:background-color="transparent" loext:char-shading-value="0"/>
    </style:style>
    <style:style style:name="T7" style:family="text">
      <style:text-properties officeooo:rsid="000c16d4" fo:background-color="transparent" loext:char-shading-value="0"/>
    </style:style>
    <style:style style:name="T8" style:family="text">
      <style:text-properties officeooo:rsid="000df7a7" fo:background-color="transparent" loext:char-shading-value="0"/>
    </style:style>
    <style:style style:name="T9" style:family="text">
      <style:text-properties officeooo:rsid="00144e68" fo:background-color="transparent" loext:char-shading-value="0"/>
    </style:style>
    <style:style style:name="T10" style:family="text">
      <style:text-properties officeooo:rsid="00162b14" fo:background-color="transparent" loext:char-shading-value="0"/>
    </style:style>
    <style:style style:name="T11" style:family="text">
      <style:text-properties officeooo:rsid="00040e14"/>
    </style:style>
    <style:style style:name="T12" style:family="text">
      <style:text-properties officeooo:rsid="00063e62"/>
    </style:style>
    <style:style style:name="T13" style:family="text">
      <style:text-properties officeooo:rsid="0006fb95"/>
    </style:style>
    <style:style style:name="T14" style:family="text">
      <style:text-properties fo:color="#000000" officeooo:rsid="000c16d4" fo:background-color="transparent" loext:char-shading-value="0"/>
    </style:style>
    <style:style style:name="T15" style:family="text">
      <style:text-properties fo:color="#000000" officeooo:rsid="000a1539" fo:background-color="transparent" loext:char-shading-value="0"/>
    </style:style>
    <style:style style:name="T16" style:family="text">
      <style:text-properties fo:color="#000000" style:font-name="Droid Sans Mono" fo:font-size="10.5pt" fo:font-weight="normal" officeooo:rsid="000a1539" fo:background-color="transparent" loext:char-shading-value="0"/>
    </style:style>
    <style:style style:name="T17" style:family="text">
      <style:text-properties fo:color="#000000" style:font-name="Droid Sans Mono" fo:font-weight="normal" officeooo:rsid="000a1539" fo:background-color="transparent" loext:char-shading-value="0"/>
    </style:style>
    <style:style style:name="T18" style:family="text">
      <style:text-properties fo:color="#000000" fo:font-weight="normal" officeooo:rsid="000a1539" fo:background-color="transparent" loext:char-shading-value="0"/>
    </style:style>
    <style:style style:name="T19" style:family="text">
      <style:text-properties officeooo:rsid="000cd35f"/>
    </style:style>
    <style:style style:name="T20" style:family="text">
      <style:text-properties officeooo:rsid="000df7a7"/>
    </style:style>
    <style:style style:name="T21" style:family="text">
      <style:text-properties officeooo:rsid="00103226"/>
    </style:style>
    <style:style style:name="T22" style:family="text">
      <style:text-properties officeooo:rsid="0012d5d3"/>
    </style:style>
    <style:style style:name="T23" style:family="text">
      <style:text-properties officeooo:rsid="00144e68"/>
    </style:style>
    <style:style style:name="T24" style:family="text">
      <style:text-properties officeooo:rsid="00199115"/>
    </style:style>
    <style:style style:name="T25" style:family="text">
      <style:text-properties officeooo:rsid="0002c548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44e68" style:font-style-asian="italic" style:font-style-complex="italic"/>
    </style:style>
    <style:style style:name="T28" style:family="text">
      <style:text-properties fo:font-style="italic" officeooo:rsid="0002c548" fo:background-color="transparent" loext:char-shading-value="0" style:font-style-asian="italic" style:font-style-complex="italic"/>
    </style:style>
    <style:style style:name="T29" style:family="text">
      <style:text-properties fo:font-style="italic" officeooo:rsid="00144e68" fo:background-color="transparent" loext:char-shading-value="0" style:font-style-asian="italic" style:font-style-complex="italic"/>
    </style:style>
    <style:style style:name="T30" style:family="text">
      <style:text-properties fo:font-style="italic" officeooo:rsid="00162b14" fo:background-color="transparent" loext:char-shading-value="0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de d’utilisation : démonstrateur imagerie infra-rouge</text:p>
      <text:p text:style-name="P3"/>
      <text:p text:style-name="P3"/>
      <text:p text:style-name="P4"><text:span text:style-name="T13">Commencez par b</text:span><text:span text:style-name="T25">ranche</text:span><text:span text:style-name="T13">r</text:span><text:span text:style-name="T25"> la caméra sur le port </text:span><text:span text:style-name="T24">USB</text:span><text:span text:style-name="T25"> le plus proche de vous sur le côté gauche. Les programmes tournent </text:span><text:span text:style-name="T24">en P</text:span><text:span text:style-name="T25">ython dans un Docker. Lancer le conteneur associé :</text:span></text:p>
      <text:p text:style-name="P5"/>
      <text:p text:style-name="P29">cd Documents/stage_2a/demo/<text:span text:style-name="T21">code/</text:span></text:p>
      <text:p text:style-name="P9"/>
      <text:p text:style-name="P29">./run.sh</text:p>
      <text:p text:style-name="P10"/>
      <text:p text:style-name="P11">Pour les programme<text:span text:style-name="T11">s qui </text:span>exploit<text:span text:style-name="T11">ent</text:span> la caméra infrarouge, <text:span text:style-name="T11">calibrez la </text:span><text:span text:style-name="T12">camera en visant une surface « froide » uniforme </text:span><text:span text:style-name="T13">en appuyant sur « r », </text:span><text:span text:style-name="T19">puis réglez manuellement la mise au point</text:span><text:span text:style-name="T13">. </text:span><text:span text:style-name="T20">Un calibrage régulier peut être nécessaire le temps que la caméra atteigne l’équilibre thermique.</text:span></text:p>
      <text:p text:style-name="P14">Pour quitter : « q » en étant sur la fenêtre de la caméra.</text:p>
      <text:p text:style-name="P10"/>
      <text:p text:style-name="P4"><text:span text:style-name="T2">Les différents programmes </text:span><text:span text:style-name="T3">sont dans le répertoire code/ :</text:span></text:p>
      <text:p text:style-name="P16"/>
      <text:p text:style-name="P6"><text:span text:style-name="T3">- S</text:span><text:span text:style-name="T1">imple utilisation de la caméra infrarouge, changer la colormap avec « c » : </text:span></text:p>
      <text:p text:style-name="P18"/>
      <text:p text:style-name="P23"><text:span text:style-name="T4">python </text:span><text:span text:style-name="T9">code/</text:span><text:span text:style-name="T1">camera.py</text:span></text:p>
      <text:p text:style-name="P18"/>
      <text:p text:style-name="P15">- Détection de visage en RGB :</text:p>
      <text:p text:style-name="P15"/>
      <text:p text:style-name="P24">python <text:span text:style-name="T23">code/</text:span><text:span text:style-name="T21">d</text:span>etect_face_video.py</text:p>
      <text:p text:style-name="P19"/>
      <text:p text:style-name="P15">- Détection de visage en infrarouge :</text:p>
      <text:p text:style-name="P19"/>
      <text:p text:style-name="P25">python <text:span text:style-name="T23">code/</text:span>detect_face_video_IR.py</text:p>
      <text:p text:style-name="P19"/>
      <text:p text:style-name="P15">- Détection de visage en en RGB et infrarouge :</text:p>
      <text:p text:style-name="P16"/>
      <text:p text:style-name="P26">python <text:span text:style-name="T23">code/</text:span>detect_face_video_IR_\&amp;_RBG.py</text:p>
      <text:p text:style-name="P17"/>
      <text:p text:style-name="P7"><text:span text:style-name="T3">- </text:span><text:span text:style-name="T5">Détection logo lynred et ponts thermiques, </text:span><text:span text:style-name="T6">(reconnaissance </text:span><text:span text:style-name="T8">du</text:span><text:span text:style-name="T6"> logo </text:span><text:span text:style-name="T8">L</text:span><text:span text:style-name="T6">ynred p</text:span><text:span text:style-name="T8">eu</text:span><text:span text:style-name="T6"> performante) :</text:span></text:p>
      <text:p text:style-name="P20"/>
      <text:p text:style-name="P27">python <text:span text:style-name="T23">code/</text:span>logo_detection.py</text:p>
      <text:p text:style-name="P20"/>
      <text:p text:style-name="P7"><text:span text:style-name="T5">- </text:span><text:span text:style-name="T7">A l’état de test/prototype : classification des ge</text:span><text:span text:style-name="T14">stes de la</text:span><text:span text:style-name="T15"> main </text:span><text:span text:style-name="T18">["fist","palm","index","L" ] :</text:span></text:p>
      <text:p text:style-name="P20"/>
      <text:p text:style-name="P12"><text:span text:style-name="T26">python </text:span><text:span text:style-name="T27">code/</text:span><text:span text:style-name="T26">main_hand_recognition.py</text:span> </text:p>
      <text:p text:style-name="P13"/>
      <text:p text:style-name="P8"><text:span text:style-name="T5">- </text:span><text:span text:style-name="T10">Algorithme qui compte les doigts de la mains, après avoir réglé la caméra, placer votre main dans la zone encadrée </text:span><text:span text:style-name="T18">:</text:span></text:p>
      <text:p text:style-name="P12"/>
      <text:p text:style-name="P8"><text:span text:style-name="T28">python </text:span><text:span text:style-name="T29">code/</text:span><text:span text:style-name="T30">count_fingers</text:span><text:span text:style-name="T28">.py</text:span><text:span text:style-name="T2"> </text:span></text:p>
      <text:p text:style-name="P22"/>
      <text:p text:style-name="P10"/>
      <text:p text:style-name="P16">Si des paquets manquants, les installer avec pip ou pip3, y compris le module lynred_py (fichier wheel disponible).</text:p>
      <text:p text:style-name="P10"/>
      <text:p text:style-name="P21">Pour accéder à l’interface graphique de Lynred, ouvrir un terminal, <text:span text:style-name="T22">sudo necessaire :</text:span></text:p>
      <text:p text:style-name="P21"/>
      <text:p text:style-name="P28">sudo ~/Documents/stage_2a/Lynred/Lynred-toolbox-Linux/apps/ld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6:47:36.323938319</meta:creation-date>
    <dc:date>2022-09-01T14:29:24.547166425</dc:date>
    <meta:editing-duration>PT1H38M1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46" meta:character-count="1653" meta:non-whitespace-character-count="1428"/>
  </office:meta>
</office:document-meta>
</file>